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0.5pt" style:font-size-complex="12pt"/>
    </style:style>
    <style:style style:name="P3" style:family="paragraph" style:parent-style-name="Standard" style:list-style-name="L2">
      <style:paragraph-properties fo:orphans="2" fo:widows="2"/>
      <style:text-properties officeooo:paragraph-rsid="0005c280"/>
    </style:style>
    <style:style style:name="P4" style:family="paragraph" style:parent-style-name="Standard" style:list-style-name="L6">
      <style:paragraph-properties fo:orphans="2" fo:widows="2"/>
      <style:text-properties officeooo:paragraph-rsid="00089333"/>
    </style:style>
    <style:style style:name="P5" style:family="paragraph" style:parent-style-name="Standard" style:list-style-name="L7">
      <style:paragraph-properties fo:orphans="2" fo:widows="2"/>
      <style:text-properties officeooo:paragraph-rsid="00089333"/>
    </style:style>
    <style:style style:name="P6" style:family="paragraph" style:parent-style-name="Standard" style:list-style-name="L7">
      <style:paragraph-properties fo:orphans="2" fo:widows="2"/>
      <style:text-properties officeooo:paragraph-rsid="0009d025"/>
    </style:style>
    <style:style style:name="P7" style:family="paragraph" style:parent-style-name="Standard" style:list-style-name="L7">
      <style:paragraph-properties fo:orphans="2" fo:widows="2"/>
      <style:text-properties officeooo:paragraph-rsid="000b6df1"/>
    </style:style>
    <style:style style:name="P8" style:family="paragraph" style:parent-style-name="Standard">
      <style:paragraph-properties fo:orphans="2" fo:widows="2"/>
      <style:text-properties officeooo:paragraph-rsid="000b6df1"/>
    </style:style>
    <style:style style:name="P9" style:family="paragraph" style:parent-style-name="Standard" style:list-style-name="L2">
      <style:paragraph-properties fo:orphans="2" fo:widows="2"/>
      <style:text-properties fo:font-weight="bold" officeooo:rsid="0006ea86" officeooo:paragraph-rsid="0006ea86" style:font-weight-asian="bold" style:font-weight-complex="bold"/>
    </style:style>
    <style:style style:name="P10" style:family="paragraph" style:parent-style-name="Standard" style:list-style-name="L2">
      <style:paragraph-properties fo:orphans="2" fo:widows="2"/>
      <style:text-properties fo:font-weight="normal" officeooo:rsid="0006ea86" officeooo:paragraph-rsid="0006ea86" style:font-weight-asian="normal" style:font-weight-complex="normal"/>
    </style:style>
    <style:style style:name="P11" style:family="paragraph" style:parent-style-name="Standard">
      <style:paragraph-properties fo:orphans="2" fo:widows="2"/>
      <style:text-properties officeooo:rsid="000d6f42" officeooo:paragraph-rsid="000d6f42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24pt" fo:letter-spacing="normal" fo:font-style="italic" fo:font-weight="bold" officeooo:paragraph-rsid="000306a0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20pt" fo:letter-spacing="normal" fo:font-style="normal" fo:font-weight="normal" officeooo:rsid="000306a0" style:font-size-asian="20pt" style:font-size-complex="20pt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ff" style:font-name="Arial" fo:font-size="12pt" fo:letter-spacing="normal" fo:font-style="normal" fo:font-weight="normal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05c280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fo:font-size="12pt"/>
    </style:style>
    <style:style style:name="P21" style:family="paragraph">
      <loext:graphic-properties draw:fill-color="#ffffff"/>
      <style:text-properties fo:font-size="12pt"/>
    </style:style>
    <style:style style:name="T1" style:family="text">
      <style:text-properties fo:color="#cc0000" style:text-underline-style="none" fo:font-weight="normal" officeooo:rsid="0000e3bd" style:font-size-asian="24pt" style:font-style-asian="italic" style:font-weight-asian="normal" style:font-size-complex="24pt" style:font-style-complex="italic" style:font-weight-complex="normal"/>
    </style:style>
    <style:style style:name="T2" style:family="text">
      <style:text-properties fo:color="#cc0000" style:text-underline-style="solid" style:text-underline-width="auto" style:text-underline-color="font-color" officeooo:rsid="0000e3b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cc0000" fo:font-size="24pt" fo:font-style="italic" style:text-underline-style="none" officeooo:rsid="0000e3bd" style:font-size-asian="24pt" style:font-style-asian="italic" style:font-weight-asian="normal" style:font-size-complex="24pt" style:font-style-complex="italic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0e3bd"/>
    </style:style>
    <style:style style:name="T6" style:family="text">
      <style:text-properties fo:color="#0000ff"/>
    </style:style>
    <style:style style:name="T7" style:family="text">
      <style:text-properties fo:color="#0000ff" fo:font-size="24pt" fo:font-weight="bold" officeooo:rsid="0003759a" style:font-size-asian="24pt" style:font-weight-asian="bold" style:font-size-complex="24pt" style:font-weight-complex="bold"/>
    </style:style>
    <style:style style:name="T8" style:family="text">
      <style:text-properties fo:font-size="24pt" fo:font-weight="bold" officeooo:rsid="0003759a" style:font-size-asian="24pt" style:font-weight-asian="bold" style:font-size-complex="24pt" style:font-weight-complex="bold"/>
    </style:style>
    <style:style style:name="T9" style:family="text">
      <style:text-properties fo:font-size="24pt" fo:font-weight="bold" officeooo:rsid="000306a0" style:font-size-asian="24pt" style:font-weight-asian="bold" style:font-size-complex="24pt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officeooo:rsid="0005c280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weight="bold" officeooo:rsid="0005c280" style:font-weight-asian="bold" style:font-weight-complex="bold"/>
    </style:style>
    <style:style style:name="T14" style:family="text">
      <style:text-properties fo:color="#000000" fo:font-weight="bold" officeooo:rsid="00089333" style:font-weight-asian="bold" style:font-weight-complex="bold"/>
    </style:style>
    <style:style style:name="T15" style:family="text">
      <style:text-properties fo:color="#000000" fo:font-weight="bold" officeooo:rsid="0009d025" style:font-weight-asian="bold" style:font-weight-complex="bold"/>
    </style:style>
    <style:style style:name="T16" style:family="text">
      <style:text-properties fo:color="#000000" officeooo:rsid="000836b9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fo:font-weight="normal" officeooo:rsid="0006ea86" style:font-weight-asian="normal" style:font-weight-complex="normal"/>
    </style:style>
    <style:style style:name="T19" style:family="text">
      <style:text-properties fo:color="#000000" fo:font-weight="normal" officeooo:rsid="00089333" style:font-weight-asian="normal" style:font-weight-complex="normal"/>
    </style:style>
    <style:style style:name="T20" style:family="text">
      <style:text-properties fo:color="#000000" fo:font-weight="normal" officeooo:rsid="0009d025" style:font-weight-asian="normal" style:font-weight-complex="normal"/>
    </style:style>
    <style:style style:name="T21" style:family="text">
      <style:text-properties fo:color="#000000" fo:font-weight="normal" officeooo:rsid="000a5f8a" style:font-weight-asian="normal" style:font-weight-complex="normal"/>
    </style:style>
    <style:style style:name="T22" style:family="text">
      <style:text-properties fo:color="#000000" fo:font-weight="normal" officeooo:rsid="000b6df1" style:font-weight-asian="normal" style:font-weight-complex="normal"/>
    </style:style>
    <style:style style:name="T23" style:family="text">
      <style:text-properties fo:color="#000000" fo:font-weight="normal" officeooo:rsid="000df8e5" style:font-weight-asian="normal" style:font-weight-complex="normal"/>
    </style:style>
    <style:style style:name="T24" style:family="text">
      <style:text-properties officeooo:rsid="0005c280"/>
    </style:style>
    <style:style style:name="T25" style:family="text">
      <style:text-properties fo:font-variant="normal" fo:text-transform="none" style:font-name="Arial" fo:font-size="12pt" fo:letter-spacing="normal" fo:font-style="normal" fo:font-weight="normal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font-size="12pt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5.662cm" fo:min-width="3.3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2.514cm" fo:min-width="3.6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2.672cm" fo:min-width="3.4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3.784cm" fo:min-width="4.1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2.646cm" fo:min-width="3.0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2.593cm" fo:min-width="3.6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4.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1.4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1.2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1.7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ffffff" draw:textarea-horizontal-align="justify" draw:textarea-vertical-align="middle" draw:auto-grow-height="false" fo:min-height="0.619cm" fo:min-width="1.6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ffffff" draw:textarea-horizontal-align="justify" draw:textarea-vertical-align="middle" draw:auto-grow-height="false" fo:min-height="0.654cm" fo:min-width="1.6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-color="#ffffff" draw:textarea-horizontal-align="justify" draw:textarea-vertical-align="middle" draw:auto-grow-height="false" fo:min-height="0.6cm" fo:min-width="1.7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fill-color="#ffffff" draw:textarea-horizontal-align="justify" draw:textarea-vertical-align="middle" draw:auto-grow-height="false" fo:min-height="0.584cm" fo:min-width="1.4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fill-color="#ffffff" draw:textarea-horizontal-align="justify" draw:textarea-vertical-align="middle" draw:auto-grow-height="false" fo:min-height="0.605cm" fo:min-width="1.7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color="#000000" draw:fill="none" draw:fill-color="#ffffff" fo:min-height="0.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<text:tab/><text:tab/><text:tab/></text:span><text:span text:style-name="T9">Schema entité-association</text:span></text:p>
      <text:p text:style-name="P13"/>
      <text:p text:style-name="P2"/>
      <text:p text:style-name="P15"/>
      <text:p text:style-name="P15"/>
      <text:p text:style-name="P15"/>
      <text:p text:style-name="P15"/>
      <text:p text:style-name="P15"><draw:custom-shape text:anchor-type="paragraph" draw:z-index="2" draw:name="Forme3" draw:style-name="gr3" draw:text-style-name="P17" svg:width="3.414cm" svg:height="2.673cm" svg:x="3.685cm" svg:y="0.273cm"><text:p/><draw:enhanced-geometry svg:viewBox="0 0 21600 21600" draw:type="rectangle" draw:enhanced-path="M 0 0 L 21600 0 21600 21600 0 21600 0 0 Z N"/></draw:custom-shape><draw:custom-shape text:anchor-type="paragraph" draw:z-index="5" draw:name="Forme6" draw:style-name="gr6" draw:text-style-name="P17" svg:width="3.678cm" svg:height="2.594cm" svg:x="9.4cm" svg:y="0.27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9" draw:name="Forme10" draw:style-name="gr10" draw:text-style-name="P18" svg:width="1.8cm" svg:height="0.556cm" svg:x="4.611cm" svg:y="0.406cm"><draw:text-box><text:p>Groupe</text:p></draw:text-box></draw:frame></text:p>
      <text:p text:style-name="P15"><draw:line text:anchor-type="paragraph" draw:z-index="10" draw:name="Forme11" draw:style-name="gr8" draw:text-style-name="P19" svg:x1="3.685cm" svg:y1="0.422cm" svg:x2="7.098cm" svg:y2="0.422cm"><text:p/></draw:line><draw:frame text:anchor-type="paragraph" draw:z-index="12" draw:name="Forme13" draw:style-name="gr7" draw:text-style-name="P18" svg:width="1.906cm" svg:height="0.53cm" svg:x="10.326cm" svg:y="0.104cm"><draw:text-box><text:p>preference</text:p></draw:text-box></draw:frame></text:p>
      <text:p text:style-name="P15"><draw:frame text:anchor-type="paragraph" draw:z-index="11" draw:name="Forme12" draw:style-name="gr11" draw:text-style-name="P20" svg:width="2.832cm" svg:height="1.463cm" svg:x="3.817cm" svg:y="0.332cm"><draw:text-box><text:p><text:span text:style-name="T27">id_gp</text:span></text:p><text:p><text:span text:style-name="T28">nom_gp</text:span></text:p><text:p><text:span text:style-name="T28">type_gp(F ou G)</text:span></text:p></draw:text-box></draw:frame><draw:line text:anchor-type="paragraph" draw:z-index="13" draw:name="Forme14" draw:style-name="gr8" draw:text-style-name="P19" svg:x1="9.4cm" svg:y1="0.146cm" svg:x2="13.078cm" svg:y2="0.12cm"><text:p/></draw:line><draw:frame text:anchor-type="paragraph" draw:z-index="14" draw:name="Forme15" draw:style-name="gr12" draw:text-style-name="P20" svg:width="2.858cm" svg:height="1.216cm" svg:x="9.532cm" svg:y="0.279cm"><draw:text-box><text:p><text:span text:style-name="T27">niv_pref</text:span></text:p><text:p><text:span text:style-name="T28">nom_pref</text:span></text:p></draw:text-box></draw:frame></text:p>
      <text:p text:style-name="P15"/>
      <text:p text:style-name="P15"/>
      <text:p text:style-name="P15"><draw:line text:anchor-type="paragraph" draw:z-index="34" draw:name="Forme35" draw:style-name="gr8" draw:text-style-name="P19" svg:x1="10.432cm" svg:y1="0.432cm" svg:x2="10.432cm" svg:y2="2.258cm"><text:p/></draw:line></text:p>
      <text:p text:style-name="P15"><draw:line text:anchor-type="paragraph" draw:z-index="29" draw:name="Forme30" draw:style-name="gr8" draw:text-style-name="P19" svg:x1="5.14cm" svg:y1="0.025cm" svg:x2="5.14cm" svg:y2="1.956cm"><text:p/></draw:line><draw:frame text:anchor-type="paragraph" draw:z-index="49" draw:name="Forme50" draw:style-name="gr28" draw:text-style-name="P18" svg:width="0.689cm" svg:height="0.489cm" svg:x="4.452cm" svg:y="0.395cm"><draw:text-box><text:p>1,n</text:p></draw:text-box></draw:frame></text:p>
      <text:p text:style-name="P15"><draw:custom-shape text:anchor-type="paragraph" draw:z-index="0" draw:name="Forme1" draw:style-name="gr1" draw:text-style-name="P17" svg:width="3.308cm" svg:height="5.663cm" svg:x="-0.893cm" svg:y="0.279cm"><text:p/><draw:enhanced-geometry svg:viewBox="0 0 21600 21600" draw:type="rectangle" draw:enhanced-path="M 0 0 L 21600 0 21600 21600 0 21600 0 0 Z N"/></draw:custom-shape><draw:frame text:anchor-type="paragraph" draw:z-index="52" draw:name="Forme53" draw:style-name="gr30" draw:text-style-name="P18" svg:width="0.768cm" svg:height="0.489cm" svg:x="9.664cm" svg:y="0.014cm"><draw:text-box><text:p>0,n</text:p></draw:text-box></draw:frame></text:p>
      <text:p text:style-name="P15"><draw:frame text:anchor-type="paragraph" draw:z-index="6" draw:name="Forme7" draw:style-name="gr7" draw:text-style-name="P18" svg:width="1.906cm" svg:height="0.53cm" svg:x="0.139cm" svg:y="0.083cm"><draw:text-box><text:p>Client</text:p></draw:text-box></draw:frame></text:p>
      <text:p text:style-name="P15"><draw:line text:anchor-type="paragraph" draw:z-index="7" draw:name="Forme8" draw:style-name="gr8" draw:text-style-name="P19" svg:x1="-0.893cm" svg:y1="0.072cm" svg:x2="2.414cm" svg:y2="0.072cm"><text:p/></draw:line><draw:frame text:anchor-type="paragraph" draw:z-index="8" draw:name="Forme9" draw:style-name="gr9" draw:text-style-name="P18" svg:width="2.858cm" svg:height="4.871cm" svg:x="-0.707cm" svg:y="0.258cm"><draw:text-box><text:p><text:span text:style-name="T26">id_client</text:span></text:p><text:p>nom</text:p><text:p>prenom</text:p><text:p>adresse</text:p><text:p>telephone</text:p><text:p>taille</text:p><text:p>poids</text:p><text:p>pointure</text:p><text:p>niv_ski</text:p><text:p/></draw:text-box></draw:frame><draw:custom-shape text:anchor-type="paragraph" draw:z-index="35" draw:name="Forme36" draw:style-name="gr22" draw:text-style-name="P17" svg:width="2.408cm" svg:height="0.847cm" svg:x="9.241cm" svg:y="0.2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8" draw:name="Forme39" draw:style-name="gr23" draw:text-style-name="P20" svg:width="1.721cm" svg:height="0.715cm" svg:x="9.77cm" svg:y="0.416cm"><draw:text-box><text:p><text:span text:style-name="T28">donner</text:span></text:p></draw:text-box></draw:frame><draw:frame text:anchor-type="paragraph" draw:z-index="51" draw:name="Forme52" draw:style-name="gr7" draw:text-style-name="P18" svg:width="0.9cm" svg:height="0.53cm" svg:x="8.341cm" svg:y="0.152cm"><draw:text-box><text:p>0,1</text:p></draw:text-box></draw:frame></text:p>
      <text:p text:style-name="P15"><draw:custom-shape text:anchor-type="paragraph" draw:z-index="30" draw:name="Forme31" draw:style-name="gr20" draw:text-style-name="P17" svg:width="2.356cm" svg:height="0.927cm" svg:x="4.029cm" svg:y="0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1" draw:name="Forme32" draw:style-name="gr8" draw:text-style-name="P19" svg:x1="6.384cm" svg:y1="0.459cm" svg:x2="7.151cm" svg:y2="0.459cm"><text:p/></draw:line><draw:line text:anchor-type="paragraph" draw:z-index="32" draw:name="Forme33" draw:style-name="gr8" draw:text-style-name="P19" svg:x1="7.151cm" svg:y1="0.459cm" svg:x2="7.151cm" svg:y2="1.703cm"><text:p/></draw:line><draw:frame text:anchor-type="paragraph" draw:z-index="33" draw:name="Forme34" draw:style-name="gr21" draw:text-style-name="P18" svg:width="1.906cm" svg:height="0.609cm" svg:x="4.24cm" svg:y="0.168cm"><draw:text-box><text:p>appartenir</text:p></draw:text-box></draw:frame><draw:line text:anchor-type="paragraph" draw:z-index="36" draw:name="Forme37" draw:style-name="gr8" draw:text-style-name="P19" svg:x1="9.241cm" svg:y1="0.194cm" svg:x2="8.368cm" svg:y2="0.194cm"><text:p/></draw:line><draw:line text:anchor-type="paragraph" draw:z-index="37" draw:name="Forme38" draw:style-name="gr8" draw:text-style-name="P19" svg:x1="8.367cm" svg:y1="0.194cm" svg:x2="8.341cm" svg:y2="1.702cm"><text:p/></draw:line><draw:frame text:anchor-type="paragraph" draw:z-index="50" draw:name="Forme51" draw:style-name="gr29" draw:text-style-name="P18" svg:width="1.006cm" svg:height="0.489cm" svg:x="6.384cm" svg:y="0.009cm"><draw:text-box><text:p>1,1</text:p></draw:text-box></draw:frame></text:p>
      <text:p text:style-name="P15"/>
      <text:p text:style-name="P15"><draw:custom-shape text:anchor-type="paragraph" draw:z-index="3" draw:name="Forme4" draw:style-name="gr4" draw:text-style-name="P17" svg:width="4.102cm" svg:height="3.784cm" svg:x="13.554cm" svg:y="0.385cm"><text:p/><draw:enhanced-geometry svg:viewBox="0 0 21600 21600" draw:type="rectangle" draw:enhanced-path="M 0 0 L 21600 0 21600 21600 0 21600 0 0 Z N"/></draw:custom-shape></text:p>
      <text:p text:style-name="P15"><draw:custom-shape text:anchor-type="paragraph" draw:z-index="1" draw:name="Forme2" draw:style-name="gr2" draw:text-style-name="P17" svg:width="3.652cm" svg:height="2.514cm" svg:x="6.225cm" svg:y="0.242cm"><text:p/><draw:enhanced-geometry svg:viewBox="0 0 21600 21600" draw:type="rectangle" draw:enhanced-path="M 0 0 L 21600 0 21600 21600 0 21600 0 0 Z N"/></draw:custom-shape><draw:frame text:anchor-type="paragraph" draw:z-index="15" draw:name="Forme16" draw:style-name="gr10" draw:text-style-name="P18" svg:width="2.541cm" svg:height="0.556cm" svg:x="7.098cm" svg:y="0.374cm"><draw:text-box><text:p>reservation</text:p></draw:text-box></draw:frame><draw:frame text:anchor-type="paragraph" draw:z-index="18" draw:name="Forme19" draw:style-name="gr14" draw:text-style-name="P18" svg:width="2.541cm" svg:height="0.583cm" svg:x="14.85cm" svg:y="0.109cm"><draw:text-box><text:p>chambre</text:p></draw:text-box></draw:frame></text:p>
      <text:p text:style-name="P15"><draw:line text:anchor-type="paragraph" draw:z-index="16" draw:name="Forme17" draw:style-name="gr8" draw:text-style-name="P19" svg:x1="6.225cm" svg:y1="0.389cm" svg:x2="9.876cm" svg:y2="0.363cm"><text:p/></draw:line><draw:line text:anchor-type="paragraph" draw:z-index="19" draw:name="Forme20" draw:style-name="gr8" draw:text-style-name="P19" svg:x1="13.554cm" svg:y1="0.178cm" svg:x2="17.655cm" svg:y2="0.178cm"><text:p/></draw:line><draw:frame text:anchor-type="paragraph" draw:z-index="20" draw:name="Forme21" draw:style-name="gr15" draw:text-style-name="P20" svg:width="3.308cm" svg:height="2.924cm" svg:x="13.712cm" svg:y="0.272cm"><draw:text-box><text:p><text:span text:style-name="T27">num_chambre</text:span></text:p><text:p><text:span text:style-name="T28">Capacite</text:span></text:p><text:p><text:span text:style-name="T28">Etage</text:span></text:p><text:p><text:span text:style-name="T28">Superficie</text:span></text:p><text:p><text:span text:style-name="T28">Vue</text:span></text:p><text:p><text:span text:style-name="T28"/></text:p></draw:text-box></draw:frame><draw:frame text:anchor-type="paragraph" draw:z-index="17" draw:name="Forme18" draw:style-name="gr13" draw:text-style-name="P18" svg:width="3.043cm" svg:height="1.668cm" svg:x="6.357cm" svg:y="0.443cm"><draw:text-box><text:p><text:span text:style-name="T26">id_reservation</text:span></text:p><text:p>date_debut</text:p><text:p>date_fin</text:p></draw:text-box></draw:frame><draw:custom-shape text:anchor-type="paragraph" draw:z-index="26" draw:name="Forme27" draw:style-name="gr19" draw:text-style-name="P17" svg:width="2.356cm" svg:height="0.874cm" svg:x="3.261cm" svg:y="0.2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8" draw:name="Forme29" draw:style-name="gr16" draw:text-style-name="P18" svg:width="1.482cm" svg:height="0.489cm" svg:x="3.738cm" svg:y="0.416cm"><draw:text-box><text:p>reserver</text:p></draw:text-box></draw:frame><draw:frame text:anchor-type="paragraph" draw:z-index="47" draw:name="Forme48" draw:style-name="gr27" draw:text-style-name="P18" svg:width="0.821cm" svg:height="0.675cm" svg:x="2.626cm" svg:y="0.072cm"><draw:text-box><text:p>1,n</text:p></draw:text-box></draw:frame><draw:frame text:anchor-type="paragraph" draw:z-index="48" draw:name="Forme49" draw:style-name="gr10" draw:text-style-name="P18" svg:width="0.742cm" svg:height="0.556cm" svg:x="5.616cm" svg:y="0.231cm"><draw:text-box><text:p>1,1</text:p></draw:text-box></draw:frame></text:p>
      <text:p text:style-name="P15"><draw:line text:anchor-type="paragraph" draw:z-index="25" draw:name="Forme26" draw:style-name="gr8" draw:text-style-name="P19" svg:x1="2.415cm" svg:y1="0.22cm" svg:x2="3.235cm" svg:y2="0.22cm"><text:p/></draw:line><draw:line text:anchor-type="paragraph" draw:z-index="27" draw:name="Forme28" draw:style-name="gr8" draw:text-style-name="P19" svg:x1="6.225cm" svg:y1="0.247cm" svg:x2="5.616cm" svg:y2="0.247cm"><text:p/></draw:line><draw:custom-shape text:anchor-type="paragraph" draw:z-index="40" draw:name="Forme41" draw:style-name="gr24" draw:text-style-name="P21" svg:width="2.121cm" svg:height="0.825cm" svg:x="10.564cm" svg:y="0.3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6" draw:name="Forme57" draw:style-name="gr32" draw:text-style-name="P20" svg:width="0.662cm" svg:height="0.489cm" svg:x="9.902cm" svg:y="0.115cm"><draw:text-box><text:p><text:span text:style-name="T28">1,1</text:span></text:p></draw:text-box></draw:frame><draw:frame text:anchor-type="paragraph" draw:z-index="55" draw:name="Forme56" draw:style-name="gr31" draw:text-style-name="P18" svg:width="0.715cm" svg:height="0.489cm" svg:x="12.684cm" svg:y="0.182cm"><draw:text-box><text:p>0,n</text:p></draw:text-box></draw:frame></text:p>
      <text:p text:style-name="P15"><draw:line text:anchor-type="paragraph" draw:z-index="39" draw:name="Forme40" draw:style-name="gr8" draw:text-style-name="P19" svg:x1="9.876cm" svg:y1="0.289cm" svg:x2="10.564cm" svg:y2="0.289cm"><text:p/></draw:line><draw:line text:anchor-type="paragraph" draw:z-index="41" draw:name="Forme42" draw:style-name="gr8" draw:text-style-name="P19" svg:x1="12.684cm" svg:y1="0.183cm" svg:x2="13.554cm" svg:y2="0.183cm"><text:p/></draw:line><draw:frame text:anchor-type="paragraph" draw:z-index="42" draw:name="Forme43" draw:style-name="gr16" draw:text-style-name="P18" svg:width="1.803cm" svg:height="0.489cm" svg:x="10.881cm" svg:y="0.025cm"><draw:text-box><text:p>attribuer</text:p></draw:text-box></draw:frame></text:p>
      <text:p text:style-name="P15"/>
      <text:p text:style-name="P15"><draw:line text:anchor-type="paragraph" draw:z-index="43" draw:name="Forme44" draw:style-name="gr8" draw:text-style-name="P19" svg:x1="8.05cm" svg:y1="0.321cm" svg:x2="8.05cm" svg:y2="1.009cm"><text:p/></draw:line><draw:frame text:anchor-type="paragraph" draw:z-index="53" draw:name="Forme54" draw:style-name="gr28" draw:text-style-name="P18" svg:width="1.033cm" svg:height="0.489cm" svg:x="7.362cm" svg:y="0.321cm"><draw:text-box><text:p>1,1</text:p></draw:text-box></draw:frame></text:p>
      <text:p text:style-name="P15"/>
      <text:p text:style-name="P15"><draw:custom-shape text:anchor-type="paragraph" draw:z-index="44" draw:name="Forme45" draw:style-name="gr25" draw:text-style-name="P21" svg:width="2.442cm" svg:height="0.856cm" svg:x="6.886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6" draw:name="Forme47" draw:style-name="gr26" draw:text-style-name="P18" svg:width="1.482cm" svg:height="0.503cm" svg:x="7.548cm" svg:y="0.194cm"><draw:text-box><text:p>choisir</text:p></draw:text-box></draw:frame></text:p>
      <text:p text:style-name="P15"><draw:line text:anchor-type="paragraph" draw:z-index="45" draw:name="Forme46" draw:style-name="gr8" draw:text-style-name="P19" svg:x1="8.103cm" svg:y1="1.453cm" svg:x2="8.103cm" svg:y2="0.43cm"><text:p/></draw:line></text:p>
      <text:p text:style-name="P15"><draw:frame text:anchor-type="paragraph" draw:z-index="54" draw:name="Forme55" draw:style-name="gr10" draw:text-style-name="P18" svg:width="0.768cm" svg:height="0.556cm" svg:x="7.336cm" svg:y="0.199cm"><draw:text-box><text:p>0,n</text:p></draw:text-box></draw:frame></text:p>
      <text:p text:style-name="P15"><draw:custom-shape text:anchor-type="paragraph" draw:z-index="4" draw:name="Forme5" draw:style-name="gr5" draw:text-style-name="P17" svg:width="3.017cm" svg:height="2.647cm" svg:x="6.516cm" svg:y="0.48cm"><text:p/><draw:enhanced-geometry svg:viewBox="0 0 21600 21600" draw:type="rectangle" draw:enhanced-path="M 0 0 L 21600 0 21600 21600 0 21600 0 0 Z N"/></draw:custom-shape></text:p>
      <text:p text:style-name="P15"><draw:frame text:anchor-type="paragraph" draw:z-index="21" draw:name="Forme22" draw:style-name="gr16" draw:text-style-name="P18" svg:width="1.932cm" svg:height="0.489cm" svg:x="7.204cm" svg:y="0.166cm"><draw:text-box><text:p>formule</text:p></draw:text-box></draw:frame></text:p>
      <text:p text:style-name="P15"><draw:frame text:anchor-type="paragraph" draw:z-index="24" draw:name="Forme25" draw:style-name="gr18" draw:text-style-name="P18" svg:width="2.647cm" svg:height="1.773cm" svg:x="6.648cm" svg:y="0.379cm"><draw:text-box><text:p><text:span text:style-name="T26">id_formule</text:span></text:p><text:p>nom_formule</text:p><text:p>tarif</text:p></draw:text-box></draw:frame><draw:line text:anchor-type="paragraph" draw:z-index="23" draw:name="Forme24" draw:style-name="gr8" draw:text-style-name="P19" svg:x1="6.516cm" svg:y1="0.168cm" svg:x2="9.532cm" svg:y2="0.168cm"><text:p/></draw:line></text:p>
      <text:p text:style-name="P15"/>
      <text:p text:style-name="P15"/>
      <text:p text:style-name="P15"/>
      <text:p text:style-name="P15"/>
      <text:p text:style-name="P15"/>
      <text:p text:style-name="P1"><draw:frame text:anchor-type="paragraph" draw:z-index="22" draw:name="Forme23" draw:style-name="gr17" draw:text-style-name="P18" svg:width="3.017cm" svg:height="0.489cm" svg:x="6.675cm" svg:y="0.051cm"><draw:text-box><text:p/></draw:text-box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oft-page-break/><text:span text:style-name="T7"><text:tab/><text:tab/><text:tab/></text:span><text:span text:style-name="T8">Schema relationnel</text:span></text:p>
      <text:p text:style-name="P1"><text:span text:style-name="T6"/></text:p>
      <text:p text:style-name="P1"><text:span text:style-name="T6"/></text:p>
      <text:p text:style-name="P1"><text:span text:style-name="T6">client</text:span>(<text:span text:style-name="T4">id_client</text:span>, nom, prenom, adresse, telephone, taille, poids, pointure, niv_ski)</text:p>
      <text:p text:style-name="P1">Cle primaire : id_client</text:p>
      <text:p text:style-name="P1"/>
      <text:p text:style-name="P1"><text:span text:style-name="T6">formule</text:span>(<text:span text:style-name="T4">id_formule</text:span>, nom_formule, tarif)</text:p>
      <text:p text:style-name="P1">Cle primaire : id_formule</text:p>
      <text:p text:style-name="P1"/>
      <text:p text:style-name="P1"><text:span text:style-name="T6">groupe</text:span>(<text:span text:style-name="T4">id_gp</text:span>, nom_gp, type_gp)</text:p>
      <text:p text:style-name="P1">Cle primaire : id_gp</text:p>
      <text:p text:style-name="P1"/>
      <text:p text:style-name="P1"><text:span text:style-name="T6">preference</text:span>(<text:span text:style-name="T4">niv_pref</text:span>, nom_pref)</text:p>
      <text:p text:style-name="P1">Cle primaire : <text:span text:style-name="T5">niv_pref</text:span></text:p>
      <text:p text:style-name="P1"/>
      <text:p text:style-name="P1"><text:span text:style-name="T6">chambre</text:span>(<text:span text:style-name="T4">num_chambre</text:span>, capacite, etage, superficie, vue, batiment)</text:p>
      <text:p text:style-name="P1">Cle primaire : num_chambre</text:p>
      <text:p text:style-name="P1"/>
      <text:p text:style-name="P1"><text:span text:style-name="T6">reservation</text:span>(<text:span text:style-name="T4">id_reservation</text:span>, date_debut, date_fin, id_client, id_gp, id_formule, num_chambre)</text:p>
      <text:p text:style-name="P1">Cle primaire : id_reservation</text:p>
      <text:p text:style-name="P16"><text:span text:style-name="T25">Cle étrangère : id_client, id_gp, id_formule, num_chambre)</text:span></text:p>
      <text:list xml:id="list7165859666496296626" text:style-name="L2">
        <text:list-header>
          <text:p text:style-name="P3"><text:span text:style-name="T10"><text:line-break/></text:span></text:p>
        </text:list-header>
        <text:list-item>
          <text:p text:style-name="P3"><text:span text:style-name="T13">Explication choix des types de données : </text:span></text:p>
          <text:list>
            <text:list-item>
              <text:p text:style-name="P9"><text:span text:style-name="T11">D</text:span><text:span text:style-name="T10">ans la table client :</text:span></text:p>
              <text:list>
                <text:list-item>
                  <text:list>
                    <text:list-item>
                      <text:p text:style-name="P10"><text:span text:style-name="T10">id_client, taille, poids, pointure int car ce sont des nombres.</text:span></text:p>
                    </text:list-item>
                    <text:list-item>
                      <text:p text:style-name="P10"><text:span text:style-name="T10">Nom, prenom, adresse, </text:span><text:span text:style-name="T16">niv_ski v</text:span><text:span text:style-name="T10">archar(n) car ce sont des caractères.</text:span></text:p>
                    </text:list-item>
                    <text:list-item>
                      <text:p text:style-name="P10"><text:span text:style-name="T10">Telephone char(10) car un numéro comporte 10 chiffres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5807642123751667365" text:style-name="L6">
        <text:list-item>
          <text:p text:style-name="P4"><text:span text:style-name="T14">Dans la table formule : </text:span><text:span text:style-name="T18"><text:tab/></text:span></text:p>
          <text:list>
            <text:list-item>
              <text:list>
                <text:list-item>
                  <text:p text:style-name="P4"><text:span text:style-name="T19">id_formule, tarif int car ce sont des nombres.</text:span></text:p>
                </text:list-item>
                <text:list-item>
                  <text:p text:style-name="P4"><text:span text:style-name="T19">nom_formule varchar(n) car c’est une chaine de caractère.</text:span></text:p>
                </text:list-item>
              </text:list>
            </text:list-item>
          </text:list>
        </text:list-item>
      </text:list>
      <text:list xml:id="list213175084552599220" text:style-name="L7">
        <text:list-item>
          <text:p text:style-name="P5"><text:span text:style-name="T14">Dans la table groupe :</text:span></text:p>
          <text:list>
            <text:list-item>
              <text:list>
                <text:list-item>
                  <text:p text:style-name="P5"><text:span text:style-name="T19">id_gp int car c’est un nombre.</text:span></text:p>
                </text:list-item>
                <text:list-item>
                  <text:p text:style-name="P5"><text:span text:style-name="T19">nom_gp vachar(n) car c’est une chaine de caractère.</text:span></text:p>
                </text:list-item>
                <text:list-item>
                  <text:p text:style-name="P5"><text:span text:style-name="T19">type_gp char(1) car c’est soit un groupe soit une famille.</text:span></text:p>
                </text:list-item>
              </text:list>
            </text:list-item>
          </text:list>
        </text:list-item>
        <text:list-item>
          <text:p text:style-name="P5"><text:span text:style-name="T14">Dans la table chambre :</text:span></text:p>
          <text:list>
            <text:list-item>
              <text:list>
                <text:list-item>
                  <text:p text:style-name="P5"><text:span text:style-name="T19">num_chambre, capacite, etage, superficie int car ce sont des nombres.</text:span></text:p>
                </text:list-item>
                <text:list-item>
                  <text:p text:style-name="P5"><text:span text:style-name="T19">Vue varchar(n) car c’est une chaine de caractère.</text:span></text:p>
                </text:list-item>
              </text:list>
            </text:list-item>
          </text:list>
        </text:list-item>
        <text:list-item>
          <text:p text:style-name="P5"><text:span text:style-name="T14">Dans la table reservation :</text:span></text:p>
          <text:list>
            <text:list-item>
              <text:list>
                <text:list-item>
                  <text:p text:style-name="P6"><text:span text:style-name="T19">id_reservation, niv_pref, id_client, id_formule, id_gp, num_chambre int car ce sont des nombres. Pour niv_pref c’est une echelle de 1 à 4.</text:span></text:p>
                </text:list-item>
              </text:list>
            </text:list-item>
          </text:list>
        </text:list-item>
        <text:list-item>
          <text:p text:style-name="P6"><text:span text:style-name="T15">Dans la table preference :</text:span></text:p>
          <text:list>
            <text:list-item>
              <text:list>
                <text:list-item>
                  <text:p text:style-name="P6"><text:span text:style-name="T20">niv_pref int car c’est un nombre </text:span><text:span text:style-name="T21">(0 à 4) 0 = aucune preference.</text:span></text:p>
                </text:list-item>
                <text:list-item>
                  <text:p text:style-name="P7"><text:span text:style-name="T20">nom_pref varchar(n) car c’est une chaine de cractère.</text:span></text:p>
                </text:list-item>
              </text:list>
            </text:list-item>
          </text:list>
        </text:list-item>
      </text:list>
      <text:p text:style-name="P8"><text:soft-page-break/></text:p>
      <text:p text:style-name="P8"><text:span text:style-name="T22">FK : reservation(id_client) fait référence à client(id_client)</text:span></text:p>
      <text:p text:style-name="P8"><text:span text:style-name="T22">FK : reservation(id_formule) fait référence à formule(id_formule)</text:span></text:p>
      <text:p text:style-name="P8"><text:span text:style-name="T22">FK : reservation(id_gp) fait référence à groupe(id_gp)</text:span></text:p>
      <text:p text:style-name="P8"><text:span text:style-name="T22">FK : reservation(num_chambre) fait référence à chambre(num_chambre)</text:span></text:p>
      <text:p text:style-name="P8"><text:span text:style-name="T22">FK : reservation(niv_pref) fait référence à preference(niv_pref)</text:span></text:p>
      <text:p text:style-name="P8"><text:span text:style-name="T22"/></text:p>
      <text:p text:style-name="P11"><text:span text:style-name="T22">A</text:span><text:span text:style-name="T17">fin de faire la facturation pour le séjour il nous fallait une table qui rassemblait toute les informations nécessaires a la facturation grâce a ces contraintes nous savons a quel groupes appartient le client quelle formule celui-ci </text:span><text:span text:style-name="T23">à</text:span><text:span text:style-name="T17"> choisie et la durée de son séjour ainsi une facture correspondra a ce client qui s’additionnera a la facture final du group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24pt" fo:letter-spacing="normal" fo:font-style="italic" fo:font-weight="bold" officeooo:paragraph-rsid="000306a0"/>
    </style:style>
    <style:style style:name="MT1" style:family="text">
      <style:text-properties fo:color="#cc0000" style:text-underline-style="none" fo:font-weight="normal" officeooo:rsid="0000e3bd" style:font-size-asian="24pt" style:font-style-asian="italic" style:font-weight-asian="normal" style:font-size-complex="24pt" style:font-style-complex="italic" style:font-weight-complex="normal"/>
    </style:style>
    <style:style style:name="MT2" style:family="text">
      <style:text-properties fo:color="#cc0000" style:text-underline-style="solid" style:text-underline-width="auto" style:text-underline-color="font-color" officeooo:rsid="0000e3bd" style:font-size-asian="24pt" style:font-style-asian="italic" style:font-weight-asian="bold" style:font-size-complex="24pt" style:font-style-complex="italic" style:font-weight-complex="bold"/>
    </style:style>
    <style:style style:name="MT3" style:family="text">
      <style:text-properties officeooo:rsid="0005c2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<text:tab/><text:tab/><text:tab/></text:span><text:span text:style-name="MT2">Mini rapport ski low-cost</text:span></text:p>
      </style:header>
      <style:footer>
        <text:p text:style-name="Footer"><text:initial-creator/><text:span text:style-name="MT3">Chen-Da Costa Moura <text:s text:c="33"/>Page </text:span><text:span text:style-name="MT3"><text:page-number text:select-page="current">3</text:page-number></text:span><text:span text:style-name="MT3">/</text:span><text:span text:style-name="MT3"><text:page-count>3</text:page-count></text:span><text:span text:style-name="MT3"> <text:s text:c="51"/></text:span><text:span text:style-name="MT3"><text:date style:data-style-name="N37" text:date-value="2019-11-20T14:11:59.873850932" text:fixed="true">20/11/19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0:45:54.815201975</meta:creation-date>
    <dc:date>2019-11-20T15:17:01.007241085</dc:date>
    <meta:editing-duration>PT1H1M26S</meta:editing-duration>
    <meta:editing-cycles>11</meta:editing-cycles>
    <meta:generator>LibreOffice/5.2.7.2$Linux_X86_64 LibreOffice_project/20m0$Build-2</meta:generator>
    <meta:document-statistic meta:table-count="0" meta:image-count="0" meta:object-count="0" meta:page-count="3" meta:paragraph-count="44" meta:word-count="356" meta:character-count="2427" meta:non-whitespace-character-count="2033"/>
  </office:meta>
</office:document-meta>
</file>